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>
      <style:text-properties style:font-name-complex="Calibri"/>
    </style:style>
    <style:style style:name="P5" style:parent-style-name="Paragraphedeliste" style:list-style-name="LFO1" style:family="paragraph">
      <style:text-properties style:font-name-complex="Calibri"/>
    </style:style>
    <style:style style:name="P6" style:parent-style-name="Paragraphedeliste" style:list-style-name="LFO1" style:family="paragraph">
      <style:text-properties style:font-name-complex="Calibri"/>
    </style:style>
    <style:style style:name="P7" style:parent-style-name="Paragraphedeliste" style:list-style-name="LFO1" style:family="paragraph">
      <style:text-properties style:font-name-complex="Calibri"/>
    </style:style>
    <style:style style:name="P8" style:parent-style-name="NormalWeb" style:list-style-name="LFO1" style:family="paragraph">
      <style:text-properties style:font-name="Calibri" style:font-name-complex="Calibri" fo:font-size="11pt" style:font-size-asian="11pt" style:font-size-complex="11pt"/>
    </style:style>
    <style:style style:name="P9" style:parent-style-name="Paragraphedeliste" style:list-style-name="LFO1" style:family="paragraph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true"/>
    </style:style>
    <style:style style:name="P10" style:parent-style-name="Paragraphedeliste" style:list-style-name="LFO1" style:family="paragraph">
      <style:text-properties style:font-name-complex="Calibri"/>
    </style:style>
    <style:style style:name="P11" style:parent-style-name="Paragraphedeliste" style:list-style-name="LFO1" style:family="paragraph">
      <style:text-properties style:font-name-complex="Calibri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style:font-name-complex="Calibri"/>
    </style:style>
    <style:style style:name="T14" style:parent-style-name="Policepardéfaut" style:family="text">
      <style:text-properties style:font-name-asian="Wingdings" style:font-name-complex="Calibri"/>
    </style:style>
    <style:style style:name="T15" style:parent-style-name="Policepardéfaut" style:family="text">
      <style:text-properties style:font-name-complex="Calibri"/>
    </style:style>
    <style:style style:name="P16" style:parent-style-name="Paragraphedeliste" style:family="paragraph">
      <style:text-properties style:font-name-complex="Calibri"/>
    </style:style>
    <style:style style:name="P17" style:parent-style-name="Normal" style:family="paragraph">
      <style:text-properties style:font-name-complex="Calibri"/>
    </style:style>
    <style:style style:name="P18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GERER REMETTRE ARGENT<text:s/>par le technicien</text:p>
        </text:list-item>
        <text:list-item>
          <text:p text:style-name="P3">Carte bloquée dans le menu panne et modélisation ( même idée que card reader en panne)</text:p>
        </text:list-item>
        <text:list-item>
          <text:p text:style-name="P4">Description des cas d’utilisation</text:p>
        </text:list-item>
        <text:list-item>
          <text:p text:style-name="P5">Retirer le bleu</text:p>
        </text:list-item>
        <text:list-item>
          <text:p text:style-name="P6">Vérifier attribut ou méthode en trop<text:s/></text:p>
        </text:list-item>
        <text:list-item>
          <text:p text:style-name="P7">Rapport</text:p>
        </text:list-item>
        <text:list-item>
          <text:p text:style-name="P8">Spécifier les raisons pour utilise une instance de titre de transport (histoire de redondance)<text:s/></text:p>
        </text:list-item>
        <text:list-item>
          <text:p text:style-name="P9">dire pq c'est un tableau de boolean dans le constructeur de fenetreSimul<text:s/></text:p>
        </text:list-item>
        <text:list-item>
          <text:p text:style-name="P10">REPETITION PAIEMENT ET IMPRESSIONS : POURQUOI<text:s/></text:p>
        </text:list-item>
        <text:list-item>
          <text:p text:style-name="P11">(pour les choix de billet,… il faut pouvoir annuler/modifier les paramètres à tout moment avant le paiement)</text:p>
        </text:list-item>
        <text:list-item>
          <text:p text:style-name="P12"><text:span text:style-name="T13">(Paiement en monnaie, il faut vérifier qu’on ait assez de monnaie pour l’argent à rendre !!!<text:s/></text:span><text:span text:style-name="T14"></text:span><text:span text:style-name="T15"><text:s/>si il manque, client choisit : annuler transaction/choisir autre mode de paiement)</text:span></text:p>
        </text:list-item>
      </text:list>
      <text:p text:style-name="P16"/>
      <text:p text:style-name="P17">() = implémentation</text:p>
      <text:p text:style-name="P1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2-07T11:08:00Z</dc:date>
    <meta:template xlink:href="Normal" xlink:type="simple"/>
    <meta:editing-cycles>41</meta:editing-cycles>
    <meta:editing-duration>PT42840S</meta:editing-duration>
    <meta:document-statistic meta:page-count="1" meta:paragraph-count="1" meta:word-count="127" meta:character-count="825" meta:row-count="5" meta:non-whitespace-character-count="699"/>
  </office:meta>
</office:document-meta>
</file>